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652832731" text:style-name="L1">
        <text:list-item>
          <text:p text:style-name="P1">Support d'un langage (le méta-modèle) pour l 'expression de transformation ayant une sémantique forte sur la page web (interface graphique).</text:p>
          <text:p text:style-name="P1">HTML 4 ne peut pas être le support être le support pour exprimer des transformations. Une page est constituée d'un contenu hétérogène et cohérent. Chaque élément appartient à un environnement contextuel. HTML 4 ne permet pas de prendre en compte cet environnement. Ainsi une transformation sans prendre en compte le contexte d'un l'élément risque de rendre le contenu globale incohérent.</text:p>
        </text:list-item>
        <text:list-item>
          <text:p text:style-name="P1">Par le mécanisme de traçabilité on va pouvoir capitaliser des connaissances sur le profil de l'utilisateur</text:p>
        </text:list-item>
        <text:list-item>
          <text:p text:style-name="P1">Maîtriser l'évolution (changement dynamique du DOM) de l'interface. <text:span text:style-name="T1">(Voir à comparer FOM sur la partie adaptation de contenu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3-28T15:08:06</meta:creation-date>
    <dc:date>2014-03-30T12:05:22</dc:date>
    <dc:creator>Asus </dc:creator>
    <meta:editing-duration>PT3H53M17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1" meta:paragraph-count="4" meta:word-count="118" meta:character-count="762" meta:non-whitespace-character-count="652"/>
  </office:meta>
</office:document-meta>
</file>